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ago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29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aso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thmchu</text:p>
          </table:table-cell>
          <table:table-cell office:value-type="string">
            <text:p>kathmch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82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oren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Lucky</text:p>
          </table:table-cell>
          <table:table-cell office:value-type="string">
            <text:p>Shubham Jain</text:p>
          </table:table-cell>
          <table:table-cell table:number-columns-repeated="1022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30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Alan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60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67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lga</text:p>
          </table:table-cell>
          <table:table-cell office:value-type="string">
            <text:p>Olga Azarova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 (Rene)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perry</text:p>
          </table:table-cell>
          <table:table-cell office:value-type="string">
            <text:p>per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9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lickrick</text:p>
          </table:table-cell>
          <table:table-cell office:value-type="string">
            <text:p>Rick Porcella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T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hatGuy</text:p>
          </table:table-cell>
          <table:table-cell office:value-type="string">
            <text:p>ThatGu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heTomm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C</text:p>
          </table:table-cell>
          <table:table-cell table:formula="of:=[.A395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409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lerie</text:p>
          </table:table-cell>
          <table:table-cell office:value-type="string">
            <text:p>Valeria Russell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24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ROR</text:p>
          </table:table-cell>
          <table:table-cell office:value-type="string">
            <text:p>Ror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9/30/2019</text:date>, <text:time>17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9-30T17:23:33</dc:date>
    <dc:creator>Skip Perry</dc:creator>
    <meta:editing-duration>P1DT10H5M26S</meta:editing-duration>
    <meta:editing-cycles>433</meta:editing-cycles>
    <meta:document-statistic meta:table-count="1" meta:cell-count="933" meta:object-count="0"/>
  </office:meta>
</office:document-meta>
</file>